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456cm" svg:y="0.846cm">
            <draw:object draw:notify-on-update-of-ranges="Sheet1.A2:Sheet1.A2 Sheet1.A3:Sheet1.A8 Sheet1.B2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47cm" svg:y="11.583cm">
            <draw:object draw:notify-on-update-of-ranges="Sheet1.A16:Sheet1.A16 Sheet1.A17:Sheet1.A22 Sheet1.B16:Sheet1.B16 Sheet1.B17:Sheet1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679cm" svg:y="21.942cm">
            <draw:object draw:notify-on-update-of-ranges="Sheet1.A24:Sheet1.A24 Sheet1.A25:Sheet1.A30 Sheet1.B24:Sheet1.B24 Sheet1.B25:Sheet1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9cm" svg:y="32.404cm">
            <draw:object draw:notify-on-update-of-ranges="Sheet1.A36:Sheet1.A36 Sheet1.A37:Sheet1.A42 Sheet1.B36:Sheet1.B36 Sheet1.B37:Sheet1.B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gen</text:p>
          </table:table-cell>
          <table:table-cell table:number-columns-repeated="4"/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my_set</text:p>
          </table:table-cell>
          <table:table-cell office:value-type="string" calcext:value-type="string">
            <text:p>stl_unodered_set</text:p>
          </table:table-cell>
          <table:table-cell table:number-columns-repeated="5"/>
        </table:table-row>
        <table:table-row table:style-name="ro1">
          <table:table-cell office:value-type="float" office:value="0.067813" calcext:value-type="float">
            <text:p>0.067813</text:p>
          </table:table-cell>
          <table:table-cell office:value-type="float" office:value="0.542459" calcext:value-type="float">
            <text:p>0.542459</text:p>
          </table:table-cell>
          <table:table-cell table:number-columns-repeated="5"/>
        </table:table-row>
        <table:table-row table:style-name="ro1">
          <table:table-cell office:value-type="float" office:value="0.198058" calcext:value-type="float">
            <text:p>0.198058</text:p>
          </table:table-cell>
          <table:table-cell office:value-type="float" office:value="1.63728" calcext:value-type="float">
            <text:p>1.63728</text:p>
          </table:table-cell>
          <table:table-cell table:number-columns-repeated="5"/>
        </table:table-row>
        <table:table-row table:style-name="ro1">
          <table:table-cell office:value-type="float" office:value="0.323744" calcext:value-type="float">
            <text:p>0.323744</text:p>
          </table:table-cell>
          <table:table-cell office:value-type="float" office:value="2.69983" calcext:value-type="float">
            <text:p>2.69983</text:p>
          </table:table-cell>
          <table:table-cell table:number-columns-repeated="5"/>
        </table:table-row>
        <table:table-row table:style-name="ro1">
          <table:table-cell office:value-type="float" office:value="0.449824" calcext:value-type="float">
            <text:p>0.449824</text:p>
          </table:table-cell>
          <table:table-cell office:value-type="float" office:value="3.76535" calcext:value-type="float">
            <text:p>3.76535</text:p>
          </table:table-cell>
          <table:table-cell table:number-columns-repeated="5"/>
        </table:table-row>
        <table:table-row table:style-name="ro1">
          <table:table-cell office:value-type="float" office:value="0.580222" calcext:value-type="float">
            <text:p>0.580222</text:p>
          </table:table-cell>
          <table:table-cell office:value-type="float" office:value="4.84672" calcext:value-type="float">
            <text:p>4.84672</text:p>
          </table:table-cell>
          <table:table-cell table:number-columns-repeated="5"/>
        </table:table-row>
        <table:table-row table:style-name="ro1">
          <table:table-cell office:value-type="float" office:value="0.64454" calcext:value-type="float">
            <text:p>0.64454</text:p>
          </table:table-cell>
          <table:table-cell office:value-type="float" office:value="5.38068" calcext:value-type="float">
            <text:p>5.3806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up gen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Генерация</text:p>
          </table:table-cell>
          <table:table-cell office:value-type="string" calcext:value-type="string">
            <text:p>происходит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маленьким</text:p>
          </table:table-cell>
          <table:table-cell office:value-type="string" calcext:value-type="string">
            <text:p>шаго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_set</text:p>
          </table:table-cell>
          <table:table-cell office:value-type="string" calcext:value-type="string">
            <text:p>stl_unodered_set</text:p>
          </table:table-cell>
          <table:table-cell table:number-columns-repeated="5"/>
        </table:table-row>
        <table:table-row table:style-name="ro1">
          <table:table-cell office:value-type="float" office:value="0.005222" calcext:value-type="float">
            <text:p>0.005222</text:p>
          </table:table-cell>
          <table:table-cell office:value-type="float" office:value="0.060205" calcext:value-type="float">
            <text:p>0.060205</text:p>
          </table:table-cell>
          <table:table-cell table:number-columns-repeated="5"/>
        </table:table-row>
        <table:table-row table:style-name="ro1">
          <table:table-cell office:value-type="float" office:value="0.015617" calcext:value-type="float">
            <text:p>0.015617</text:p>
          </table:table-cell>
          <table:table-cell office:value-type="float" office:value="0.177254" calcext:value-type="float">
            <text:p>0.177254</text:p>
          </table:table-cell>
          <table:table-cell table:number-columns-repeated="5"/>
        </table:table-row>
        <table:table-row table:style-name="ro1">
          <table:table-cell office:value-type="float" office:value="0.025667" calcext:value-type="float">
            <text:p>0.025667</text:p>
          </table:table-cell>
          <table:table-cell office:value-type="float" office:value="0.293608" calcext:value-type="float">
            <text:p>0.293608</text:p>
          </table:table-cell>
          <table:table-cell table:number-columns-repeated="5"/>
        </table:table-row>
        <table:table-row table:style-name="ro1">
          <table:table-cell office:value-type="float" office:value="0.0354" calcext:value-type="float">
            <text:p>0.0354</text:p>
          </table:table-cell>
          <table:table-cell office:value-type="float" office:value="0.409693" calcext:value-type="float">
            <text:p>0.409693</text:p>
          </table:table-cell>
          <table:table-cell table:number-columns-repeated="5"/>
        </table:table-row>
        <table:table-row table:style-name="ro1">
          <table:table-cell office:value-type="float" office:value="0.045604" calcext:value-type="float">
            <text:p>0.045604</text:p>
          </table:table-cell>
          <table:table-cell office:value-type="float" office:value="0.532435" calcext:value-type="float">
            <text:p>0.532435</text:p>
          </table:table-cell>
          <table:table-cell table:number-columns-repeated="5"/>
        </table:table-row>
        <table:table-row table:style-name="ro1">
          <table:table-cell office:value-type="float" office:value="0.051829" calcext:value-type="float">
            <text:p>0.051829</text:p>
          </table:table-cell>
          <table:table-cell office:value-type="float" office:value="0.599859" calcext:value-type="float">
            <text:p>0.59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Генерация</text:p>
          </table:table-cell>
          <table:table-cell office:value-type="string" calcext:value-type="string">
            <text:p>происходит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большим</text:p>
          </table:table-cell>
          <table:table-cell office:value-type="string" calcext:value-type="string">
            <text:p>шаго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_set</text:p>
          </table:table-cell>
          <table:table-cell office:value-type="string" calcext:value-type="string">
            <text:p>stl_unodered_set</text:p>
          </table:table-cell>
          <table:table-cell table:number-columns-repeated="5"/>
        </table:table-row>
        <table:table-row table:style-name="ro1">
          <table:table-cell office:value-type="float" office:value="0.08055" calcext:value-type="float">
            <text:p>0.08055</text:p>
          </table:table-cell>
          <table:table-cell office:value-type="float" office:value="0.471579" calcext:value-type="float">
            <text:p>0.471579</text:p>
          </table:table-cell>
          <table:table-cell table:number-columns-repeated="5"/>
        </table:table-row>
        <table:table-row table:style-name="ro1">
          <table:table-cell office:value-type="float" office:value="1.60736" calcext:value-type="float">
            <text:p>1.60736</text:p>
          </table:table-cell>
          <table:table-cell office:value-type="float" office:value="1.98903" calcext:value-type="float">
            <text:p>1.98903</text:p>
          </table:table-cell>
          <table:table-cell table:number-columns-repeated="5"/>
        </table:table-row>
        <table:table-row table:style-name="ro1">
          <table:table-cell office:value-type="float" office:value="4.16761" calcext:value-type="float">
            <text:p>4.16761</text:p>
          </table:table-cell>
          <table:table-cell office:value-type="float" office:value="2.75529" calcext:value-type="float">
            <text:p>2.75529</text:p>
          </table:table-cell>
          <table:table-cell table:number-columns-repeated="5"/>
        </table:table-row>
        <table:table-row table:style-name="ro1">
          <table:table-cell office:value-type="float" office:value="7.27029" calcext:value-type="float">
            <text:p>7.27029</text:p>
          </table:table-cell>
          <table:table-cell office:value-type="float" office:value="4.54556" calcext:value-type="float">
            <text:p>4.54556</text:p>
          </table:table-cell>
          <table:table-cell table:number-columns-repeated="5"/>
        </table:table-row>
        <table:table-row table:style-name="ro1">
          <table:table-cell office:value-type="float" office:value="12.6797" calcext:value-type="float">
            <text:p>12.6797</text:p>
          </table:table-cell>
          <table:table-cell office:value-type="float" office:value="5.47957" calcext:value-type="float">
            <text:p>5.47957</text:p>
          </table:table-cell>
          <table:table-cell table:number-columns-repeated="5"/>
        </table:table-row>
        <table:table-row table:style-name="ro1">
          <table:table-cell office:value-type="float" office:value="15.4298" calcext:value-type="float">
            <text:p>15.4298</text:p>
          </table:table-cell>
          <table:table-cell office:value-type="float" office:value="5.85249" calcext:value-type="float">
            <text:p>5.85249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vazi g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y_set</text:p>
          </table:table-cell>
          <table:table-cell office:value-type="string" calcext:value-type="string">
            <text:p>stl_unodered_set</text:p>
          </table:table-cell>
          <table:table-cell table:number-columns-repeated="5"/>
        </table:table-row>
        <table:table-row table:style-name="ro1">
          <table:table-cell office:value-type="float" office:value="0.04612" calcext:value-type="float">
            <text:p>0.04612</text:p>
          </table:table-cell>
          <table:table-cell office:value-type="float" office:value="0.479221" calcext:value-type="float">
            <text:p>0.479221</text:p>
          </table:table-cell>
          <table:table-cell table:number-columns-repeated="5"/>
        </table:table-row>
        <table:table-row table:style-name="ro1">
          <table:table-cell office:value-type="float" office:value="0.202869" calcext:value-type="float">
            <text:p>0.202869</text:p>
          </table:table-cell>
          <table:table-cell office:value-type="float" office:value="1.94112" calcext:value-type="float">
            <text:p>1.94112</text:p>
          </table:table-cell>
          <table:table-cell table:number-columns-repeated="5"/>
        </table:table-row>
        <table:table-row table:style-name="ro1">
          <table:table-cell office:value-type="float" office:value="0.508989" calcext:value-type="float">
            <text:p>0.508989</text:p>
          </table:table-cell>
          <table:table-cell office:value-type="float" office:value="2.76976" calcext:value-type="float">
            <text:p>2.76976</text:p>
          </table:table-cell>
          <table:table-cell table:number-columns-repeated="5"/>
        </table:table-row>
        <table:table-row table:style-name="ro1">
          <table:table-cell office:value-type="float" office:value="1.15294" calcext:value-type="float">
            <text:p>1.15294</text:p>
          </table:table-cell>
          <table:table-cell office:value-type="float" office:value="4.62798" calcext:value-type="float">
            <text:p>4.62798</text:p>
          </table:table-cell>
          <table:table-cell table:number-columns-repeated="5"/>
        </table:table-row>
        <table:table-row table:style-name="ro1">
          <table:table-cell office:value-type="float" office:value="2.36048" calcext:value-type="float">
            <text:p>2.36048</text:p>
          </table:table-cell>
          <table:table-cell office:value-type="float" office:value="5.44536" calcext:value-type="float">
            <text:p>5.44536</text:p>
          </table:table-cell>
          <table:table-cell table:number-columns-repeated="5"/>
        </table:table-row>
        <table:table-row table:style-name="ro1">
          <table:table-cell office:value-type="float" office:value="2.52993" calcext:value-type="float">
            <text:p>2.52993</text:p>
          </table:table-cell>
          <table:table-cell office:value-type="float" office:value="5.89972" calcext:value-type="float">
            <text:p>5.899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21:37:53.031301261</meta:creation-date>
    <dc:date>2024-06-09T22:05:02.781161401</dc:date>
    <meta:editing-duration>PT27M6S</meta:editing-duration>
    <meta:editing-cycles>6</meta:editing-cycles>
    <meta:generator>LibreOffice/7.3.7.2$Linux_X86_64 LibreOffice_project/30$Build-2</meta:generator>
    <meta:document-statistic meta:table-count="1" meta:cell-count="7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Сравнение упорядоченных множеств</text:p>
        </chart:title>
        <chart:subtitle svg:x="5.178cm" svg:y="1.275cm" chart:style-name="ch3">
          <text:p>Ключи вставляются случайно</text:p>
        </chart:subtitle>
        <chart:legend chart:legend-position="end" svg:x="12.037cm" svg:y="3.952cm" style:legend-expansion="high" chart:style-name="ch4"/>
        <chart:plot-area chart:style-name="ch5" table:cell-range-address="Sheet1.A2:Sheet1.B8" chart:data-source-has-labels="row" svg:x="1.331cm" svg:y="2.138cm" svg:width="10.386cm" svg:height="5.331cm">
          <chart:coordinate-region svg:x="1.767cm" svg:y="2.337cm" svg:width="9.856cm" svg:height="4.485cm"/>
          <chart:axis chart:dimension="x" chart:name="primary-x" chart:style-name="ch6">
            <chart:title svg:x="0.182cm" svg:y="7.464cm" chart:style-name="ch7">
              <text:p>                 1е7                   3е7 	               5е7              7е7           	      9е7           	1е8         	
Размер</text:p>
            </chart:title>
          </chart:axis>
          <chart:axis chart:dimension="y" chart:name="primary-y" chart:style-name="ch6">
            <chart:title svg:x="0.451cm" svg:y="5.337cm" chart:style-name="ch8">
              <text:p>Время</text:p>
            </chart:title>
            <chart:grid chart:style-name="ch9" chart:class="major"/>
          </chart:axis>
          <chart:series chart:style-name="ch10" chart:values-cell-range-address="Sheet1.A3:Sheet1.A8" chart:label-cell-address="Sheet1.A2:Sheet1.A2" chart:class="chart:line">
            <chart:data-point chart:repeated="6"/>
          </chart:series>
          <chart:series chart:style-name="ch11" chart:values-cell-range-address="Sheet1.B3:Sheet1.B8" chart:label-cell-address="Sheet1.B2:Sheet1.B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_set</text:p>
                <draw:g>
                  <svg:desc>Sheet1.A2:Sheet1.A2</svg:desc>
                </draw:g>
              </table:table-cell>
              <table:table-cell office:value-type="string">
                <text:p>stl_unodered_se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7813">
                <text:p>0.067813</text:p>
                <draw:g>
                  <svg:desc>Sheet1.A3:Sheet1.A8</svg:desc>
                </draw:g>
              </table:table-cell>
              <table:table-cell office:value-type="float" office:value="0.542459">
                <text:p>0.542459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8058">
                <text:p>0.198058</text:p>
              </table:table-cell>
              <table:table-cell office:value-type="float" office:value="1.63728">
                <text:p>1.6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3744">
                <text:p>0.323744</text:p>
              </table:table-cell>
              <table:table-cell office:value-type="float" office:value="2.69983">
                <text:p>2.6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9824">
                <text:p>0.449824</text:p>
              </table:table-cell>
              <table:table-cell office:value-type="float" office:value="3.76535">
                <text:p>3.76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0222">
                <text:p>0.580222</text:p>
              </table:table-cell>
              <table:table-cell office:value-type="float" office:value="4.84672">
                <text:p>4.84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454">
                <text:p>0.64454</text:p>
              </table:table-cell>
              <table:table-cell office:value-type="float" office:value="5.38068">
                <text:p>5.38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Сравнение упорядоченных множеств</text:p>
        </chart:title>
        <chart:subtitle svg:x="2.969cm" svg:y="1.275cm" chart:style-name="ch3">
          <text:p>Ключи вставляются упорядочено, с маленьким шагом</text:p>
        </chart:subtitle>
        <chart:legend chart:legend-position="end" svg:x="12.037cm" svg:y="3.952cm" style:legend-expansion="high" chart:style-name="ch4"/>
        <chart:plot-area chart:style-name="ch5" table:cell-range-address="Sheet1.A16:Sheet1.B22" chart:data-source-has-labels="row" svg:x="1.331cm" svg:y="2.138cm" svg:width="10.386cm" svg:height="5.331cm">
          <chart:coordinate-region svg:x="2.058cm" svg:y="2.338cm" svg:width="9.565cm" svg:height="4.484cm"/>
          <chart:axis chart:dimension="x" chart:name="primary-x" chart:style-name="ch6">
            <chart:title svg:x="0.184cm" svg:y="7.464cm" chart:style-name="ch7">
              <text:p>                 1е6                   3е6 	               5е6              7е6           	      9е6           	1е7         	
Размер</text:p>
            </chart:title>
          </chart:axis>
          <chart:axis chart:dimension="y" chart:name="primary-y" chart:style-name="ch6">
            <chart:title svg:x="0.451cm" svg:y="5.337cm" chart:style-name="ch8">
              <text:p>Время</text:p>
            </chart:title>
            <chart:grid chart:style-name="ch9" chart:class="major"/>
          </chart:axis>
          <chart:series chart:style-name="ch10" chart:values-cell-range-address="Sheet1.A17:Sheet1.A22" chart:label-cell-address="Sheet1.A16:Sheet1.A16" chart:class="chart:line">
            <chart:data-point chart:repeated="6"/>
          </chart:series>
          <chart:series chart:style-name="ch11" chart:values-cell-range-address="Sheet1.B17:Sheet1.B22" chart:label-cell-address="Sheet1.B16:Sheet1.B1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_set</text:p>
                <draw:g>
                  <svg:desc>Sheet1.A16:Sheet1.A16</svg:desc>
                </draw:g>
              </table:table-cell>
              <table:table-cell office:value-type="string">
                <text:p>stl_unodered_set</text:p>
                <draw:g>
                  <svg:desc>Sheet1.B16:Sheet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222">
                <text:p>0.005222</text:p>
                <draw:g>
                  <svg:desc>Sheet1.A17:Sheet1.A22</svg:desc>
                </draw:g>
              </table:table-cell>
              <table:table-cell office:value-type="float" office:value="0.060205">
                <text:p>0.060205</text:p>
                <draw:g>
                  <svg:desc>Sheet1.B17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17">
                <text:p>0.015617</text:p>
              </table:table-cell>
              <table:table-cell office:value-type="float" office:value="0.177254">
                <text:p>0.177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667">
                <text:p>0.025667</text:p>
              </table:table-cell>
              <table:table-cell office:value-type="float" office:value="0.293608">
                <text:p>0.293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4">
                <text:p>0.0354</text:p>
              </table:table-cell>
              <table:table-cell office:value-type="float" office:value="0.409693">
                <text:p>0.409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604">
                <text:p>0.045604</text:p>
              </table:table-cell>
              <table:table-cell office:value-type="float" office:value="0.532435">
                <text:p>0.532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829">
                <text:p>0.051829</text:p>
              </table:table-cell>
              <table:table-cell office:value-type="float" office:value="0.599859">
                <text:p>0.599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Сравнение упорядоченных множеств</text:p>
        </chart:title>
        <chart:subtitle svg:x="3.128cm" svg:y="1.275cm" chart:style-name="ch3">
          <text:p>Ключи вставляются упорядочено, с большим шагом</text:p>
        </chart:subtitle>
        <chart:legend chart:legend-position="end" svg:x="12.037cm" svg:y="3.952cm" style:legend-expansion="high" chart:style-name="ch4"/>
        <chart:plot-area chart:style-name="ch5" table:cell-range-address="Sheet1.A24:Sheet1.B30" chart:data-source-has-labels="row" svg:x="1.331cm" svg:y="2.138cm" svg:width="10.386cm" svg:height="5.331cm">
          <chart:coordinate-region svg:x="1.952cm" svg:y="2.337cm" svg:width="9.671cm" svg:height="4.485cm"/>
          <chart:axis chart:dimension="x" chart:name="primary-x" chart:style-name="ch6">
            <chart:title svg:x="0.185cm" svg:y="7.464cm" chart:style-name="ch7">
              <text:p>                 1е6                   3е6 	               5е6              7е6           	      9е6           	1е7         	
Размер</text:p>
            </chart:title>
          </chart:axis>
          <chart:axis chart:dimension="y" chart:name="primary-y" chart:style-name="ch6">
            <chart:title svg:x="0.451cm" svg:y="5.337cm" chart:style-name="ch8">
              <text:p>Время</text:p>
            </chart:title>
            <chart:grid chart:style-name="ch9" chart:class="major"/>
          </chart:axis>
          <chart:series chart:style-name="ch10" chart:values-cell-range-address="Sheet1.A25:Sheet1.A30" chart:label-cell-address="Sheet1.A24:Sheet1.A24" chart:class="chart:line">
            <chart:data-point chart:repeated="6"/>
          </chart:series>
          <chart:series chart:style-name="ch11" chart:values-cell-range-address="Sheet1.B25:Sheet1.B30" chart:label-cell-address="Sheet1.B24:Sheet1.B2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_set</text:p>
                <draw:g>
                  <svg:desc>Sheet1.A24:Sheet1.A24</svg:desc>
                </draw:g>
              </table:table-cell>
              <table:table-cell office:value-type="string">
                <text:p>stl_unodered_set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55">
                <text:p>0.08055</text:p>
                <draw:g>
                  <svg:desc>Sheet1.A25:Sheet1.A30</svg:desc>
                </draw:g>
              </table:table-cell>
              <table:table-cell office:value-type="float" office:value="0.471579">
                <text:p>0.471579</text:p>
                <draw:g>
                  <svg:desc>Sheet1.B25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736">
                <text:p>1.60736</text:p>
              </table:table-cell>
              <table:table-cell office:value-type="float" office:value="1.98903">
                <text:p>1.9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761">
                <text:p>4.16761</text:p>
              </table:table-cell>
              <table:table-cell office:value-type="float" office:value="2.75529">
                <text:p>2.7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7029">
                <text:p>7.27029</text:p>
              </table:table-cell>
              <table:table-cell office:value-type="float" office:value="4.54556">
                <text:p>4.54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797">
                <text:p>12.6797</text:p>
              </table:table-cell>
              <table:table-cell office:value-type="float" office:value="5.47957">
                <text:p>5.47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98">
                <text:p>15.4298</text:p>
              </table:table-cell>
              <table:table-cell office:value-type="float" office:value="5.85249">
                <text:p>5.852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Сравнение упорядоченных множеств</text:p>
        </chart:title>
        <chart:subtitle svg:x="3.511cm" svg:y="1.275cm" chart:style-name="ch3">
          <text:p>Ключи вставляются из частично упорядоченной последовательности </text:p>
        </chart:subtitle>
        <chart:legend chart:legend-position="end" svg:x="12.037cm" svg:y="3.952cm" style:legend-expansion="high" chart:style-name="ch4"/>
        <chart:plot-area chart:style-name="ch5" table:cell-range-address="Sheet1.A36:Sheet1.B42" chart:data-source-has-labels="row" svg:x="1.331cm" svg:y="2.588cm" svg:width="10.386cm" svg:height="4.881cm">
          <chart:coordinate-region svg:x="1.767cm" svg:y="2.788cm" svg:width="9.856cm" svg:height="4.034cm"/>
          <chart:axis chart:dimension="x" chart:name="primary-x" chart:style-name="ch6">
            <chart:title svg:x="0.186cm" svg:y="7.464cm" chart:style-name="ch7">
              <text:p>                 1е6                   3е6 	               5е6              7е6           	      9е6           	1е7         	
Размер</text:p>
            </chart:title>
          </chart:axis>
          <chart:axis chart:dimension="y" chart:name="primary-y" chart:style-name="ch6">
            <chart:title svg:x="0.451cm" svg:y="5.562cm" chart:style-name="ch8">
              <text:p>Время</text:p>
            </chart:title>
            <chart:grid chart:style-name="ch9" chart:class="major"/>
          </chart:axis>
          <chart:series chart:style-name="ch10" chart:values-cell-range-address="Sheet1.A37:Sheet1.A42" chart:label-cell-address="Sheet1.A36:Sheet1.A36" chart:class="chart:line">
            <chart:data-point chart:repeated="6"/>
          </chart:series>
          <chart:series chart:style-name="ch11" chart:values-cell-range-address="Sheet1.B37:Sheet1.B42" chart:label-cell-address="Sheet1.B36:Sheet1.B3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_set</text:p>
                <draw:g>
                  <svg:desc>Sheet1.A36:Sheet1.A36</svg:desc>
                </draw:g>
              </table:table-cell>
              <table:table-cell office:value-type="string">
                <text:p>stl_unodered_set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2">
                <text:p>0.04612</text:p>
                <draw:g>
                  <svg:desc>Sheet1.A37:Sheet1.A42</svg:desc>
                </draw:g>
              </table:table-cell>
              <table:table-cell office:value-type="float" office:value="0.479221">
                <text:p>0.479221</text:p>
                <draw:g>
                  <svg:desc>Sheet1.B37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869">
                <text:p>0.202869</text:p>
              </table:table-cell>
              <table:table-cell office:value-type="float" office:value="1.94112">
                <text:p>1.94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989">
                <text:p>0.508989</text:p>
              </table:table-cell>
              <table:table-cell office:value-type="float" office:value="2.76976">
                <text:p>2.7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294">
                <text:p>1.15294</text:p>
              </table:table-cell>
              <table:table-cell office:value-type="float" office:value="4.62798">
                <text:p>4.62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048">
                <text:p>2.36048</text:p>
              </table:table-cell>
              <table:table-cell office:value-type="float" office:value="5.44536">
                <text:p>5.4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2993">
                <text:p>2.52993</text:p>
              </table:table-cell>
              <table:table-cell office:value-type="float" office:value="5.89972">
                <text:p>5.899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